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8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OJAS ZEVALLOS FRANS VICTO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681250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861476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JAS ZEVALLOS FRANS VICTO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681250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861476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5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2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8/12/2021</text:p>
          </table:table-cell>
          <table:table-cell table:style-name="Tabla2.A3" office:value-type="string">
            <text:p text:style-name="P22">953027</text:p>
          </table:table-cell>
          <table:table-cell table:style-name="Tabla2.D3" office:value-type="string">
            <text:p text:style-name="P23">2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5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8T18:23:4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